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0ee681" officeooo:paragraph-rsid="00112c79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0782c" officeooo:paragraph-rsid="0000782c" style:font-size-asian="22pt" style:font-weight-asian="bold" style:font-size-complex="22pt" style:font-weight-complex="bold"/>
    </style:style>
    <style:style style:name="P4" style:family="paragraph" style:parent-style-name="Standard">
      <style:text-properties fo:font-weight="bold" officeooo:rsid="00112c79" officeooo:paragraph-rsid="00112c79" style:font-weight-asian="bold" style:font-weight-complex="bold"/>
    </style:style>
    <style:style style:name="P5" style:family="paragraph" style:parent-style-name="Standard">
      <style:text-properties officeooo:rsid="0020bef7" officeooo:paragraph-rsid="0020bef7"/>
    </style:style>
    <style:style style:name="P6" style:family="paragraph" style:parent-style-name="Standard">
      <style:text-properties fo:font-size="16pt" fo:font-weight="normal" officeooo:rsid="0020bef7" officeooo:paragraph-rsid="0020bef7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20bef7" officeooo:paragraph-rsid="00248983" style:font-size-asian="14pt" style:font-weight-asian="normal" style:font-size-complex="16pt" style:font-weight-complex="normal"/>
    </style:style>
    <style:style style:name="P8" style:family="paragraph" style:parent-style-name="Standard">
      <style:text-properties officeooo:paragraph-rsid="0020bef7"/>
    </style:style>
    <style:style style:name="T1" style:family="text">
      <style:text-properties officeooo:rsid="00023f1e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2a586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49361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97dbf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98792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b64e2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0d471c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0ee681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112c79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13b060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3ee0b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140935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81f7e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1a9066" style:font-size-asian="14pt" style:font-weight-asian="normal" style:font-size-complex="16pt" style:font-weight-complex="normal"/>
    </style:style>
    <style:style style:name="T16" style:family="text">
      <style:text-properties fo:font-size="16pt" fo:font-weight="normal" officeooo:rsid="001f280c" style:font-size-asian="14pt" style:font-weight-asian="normal" style:font-size-complex="16pt" style:font-weight-complex="normal"/>
    </style:style>
    <style:style style:name="T17" style:family="text">
      <style:text-properties fo:font-size="16pt" fo:font-weight="normal" officeooo:rsid="0020a237" style:font-size-asian="14pt" style:font-weight-asian="normal" style:font-size-complex="16pt" style:font-weight-complex="normal"/>
    </style:style>
    <style:style style:name="T18" style:family="text">
      <style:text-properties fo:font-size="16pt" fo:font-weight="normal" officeooo:rsid="0020bef7" style:font-size-asian="14pt" style:font-weight-asian="normal" style:font-size-complex="16pt" style:font-weight-complex="normal"/>
    </style:style>
    <style:style style:name="T19" style:family="text">
      <style:text-properties fo:font-size="16pt" fo:font-weight="bold" style:font-size-asian="14pt" style:font-weight-asian="bold" style:font-size-complex="16pt" style:font-weight-complex="bold"/>
    </style:style>
    <style:style style:name="T20" style:family="text">
      <style:text-properties fo:font-size="16pt" fo:font-weight="bold" officeooo:rsid="0002a586" style:font-size-asian="14pt" style:font-weight-asian="bold" style:font-size-complex="16pt" style:font-weight-complex="bold"/>
    </style:style>
    <style:style style:name="T21" style:family="text">
      <style:text-properties fo:font-size="16pt" fo:font-weight="bold" officeooo:rsid="00049361" style:font-size-asian="14pt" style:font-weight-asian="bold" style:font-size-complex="16pt" style:font-weight-complex="bold"/>
    </style:style>
    <style:style style:name="T22" style:family="text">
      <style:text-properties fo:font-size="16pt" fo:font-weight="bold" officeooo:rsid="00097dbf" style:font-size-asian="14pt" style:font-weight-asian="bold" style:font-size-complex="16pt" style:font-weight-complex="bold"/>
    </style:style>
    <style:style style:name="T23" style:family="text">
      <style:text-properties fo:font-size="16pt" fo:font-weight="bold" officeooo:rsid="00098792" style:font-size-asian="14pt" style:font-weight-asian="bold" style:font-size-complex="16pt" style:font-weight-complex="bold"/>
    </style:style>
    <style:style style:name="T24" style:family="text">
      <style:text-properties fo:font-size="16pt" fo:font-weight="bold" officeooo:rsid="000d471c" style:font-size-asian="14pt" style:font-weight-asian="bold" style:font-size-complex="16pt" style:font-weight-complex="bold"/>
    </style:style>
    <style:style style:name="T25" style:family="text">
      <style:text-properties fo:font-size="16pt" fo:font-weight="bold" officeooo:rsid="00112c79" style:font-size-asian="14pt" style:font-weight-asian="bold" style:font-size-complex="16pt" style:font-weight-complex="bold"/>
    </style:style>
    <style:style style:name="T26" style:family="text">
      <style:text-properties fo:font-size="16pt" fo:font-weight="bold" officeooo:rsid="0013b060" style:font-size-asian="14pt" style:font-weight-asian="bold" style:font-size-complex="16pt" style:font-weight-complex="bold"/>
    </style:style>
    <style:style style:name="T27" style:family="text">
      <style:text-properties fo:font-size="16pt" fo:font-weight="bold" officeooo:rsid="0013ee0b" style:font-size-asian="14pt" style:font-weight-asian="bold" style:font-size-complex="16pt" style:font-weight-complex="bold"/>
    </style:style>
    <style:style style:name="T28" style:family="text">
      <style:text-properties fo:font-size="16pt" fo:font-weight="bold" officeooo:rsid="00140935" style:font-size-asian="14pt" style:font-weight-asian="bold" style:font-size-complex="16pt" style:font-weight-complex="bold"/>
    </style:style>
    <style:style style:name="T29" style:family="text">
      <style:text-properties fo:font-size="16pt" fo:font-weight="bold" officeooo:rsid="00181f7e" style:font-size-asian="14pt" style:font-weight-asian="bold" style:font-size-complex="16pt" style:font-weight-complex="bold"/>
    </style:style>
    <style:style style:name="T30" style:family="text">
      <style:text-properties fo:font-size="16pt" fo:font-weight="bold" officeooo:rsid="001a9066" style:font-size-asian="14pt" style:font-weight-asian="bold" style:font-size-complex="16pt" style:font-weight-complex="bold"/>
    </style:style>
    <style:style style:name="T31" style:family="text">
      <style:text-properties fo:font-size="16pt" fo:font-weight="bold" officeooo:rsid="001f280c" style:font-size-asian="14pt" style:font-weight-asian="bold" style:font-size-complex="16pt" style:font-weight-complex="bold"/>
    </style:style>
    <style:style style:name="T32" style:family="text">
      <style:text-properties fo:font-size="16pt" style:font-size-asian="14pt" style:font-size-complex="16pt"/>
    </style:style>
    <style:style style:name="T33" style:family="text">
      <style:text-properties fo:font-size="16pt" officeooo:rsid="000ee681" style:font-size-asian="14pt" style:font-size-complex="16pt"/>
    </style:style>
    <style:style style:name="T34" style:family="text">
      <style:text-properties fo:font-size="16pt" style:text-underline-style="solid" style:text-underline-width="auto" style:text-underline-color="font-color" fo:font-weight="normal" officeooo:rsid="001a9066" style:font-size-asian="14pt" style:font-weight-asian="normal" style:font-size-complex="16pt" style:font-weight-complex="normal"/>
    </style:style>
    <style:style style:name="T35" style:family="text">
      <style:text-properties officeooo:rsid="0021e3e9"/>
    </style:style>
    <style:style style:name="T36" style:family="text">
      <style:text-properties fo:font-weight="bold" officeooo:rsid="0021e3e9" style:font-weight-asian="bold" style:font-weight-complex="bold"/>
    </style:style>
    <style:style style:name="T37" style:family="text">
      <style:text-properties fo:font-weight="bold" officeooo:rsid="00248983" style:font-weight-asian="bold" style:font-weight-complex="bold"/>
    </style:style>
    <style:style style:name="T38" style:family="text">
      <style:text-properties fo:font-weight="bold" officeooo:rsid="00264300" style:font-weight-asian="bold" style:font-weight-complex="bold"/>
    </style:style>
    <style:style style:name="T39" style:family="text">
      <style:text-properties officeooo:rsid="00248983"/>
    </style:style>
    <style:style style:name="T40" style:family="text">
      <style:text-properties officeooo:rsid="00264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kefile</text:p>
      <text:p text:style-name="P1">*<text:span text:style-name="T1">Podemos utilizar o makefile para padronizar nossas compilações e criar regras para recompilar apenas os arquivos necessarios.</text:span></text:p>
      <text:p text:style-name="Standard"><text:span text:style-name="T2">*</text:span><text:span text:style-name="T3">O </text:span><text:span text:style-name="T20">Makefile</text:span><text:span text:style-name="T3"> possui </text:span><text:span text:style-name="T20">regras</text:span><text:span text:style-name="T3"> que consistem em </text:span><text:span text:style-name="T20">target</text:span><text:span text:style-name="T3">, </text:span><text:span text:style-name="T20">pre-requesitos </text:span><text:span text:style-name="T3">e </text:span><text:span text:style-name="T21">receita</text:span><text:span text:style-name="T4">.</text:span></text:p>
      <text:p text:style-name="Standard"><text:span text:style-name="T4">*</text:span><text:span text:style-name="T5">O </text:span><text:span text:style-name="T22">target</text:span><text:span text:style-name="T5"> pode ser um arquivo que queiramos criar e monitorar para que possamos atualizalo </text:span><text:span text:style-name="T6">(ex</text:span><text:span text:style-name="T7">p</text:span><text:span text:style-name="T6">: </text:span><text:span text:style-name="T23">.exe</text:span><text:span text:style-name="T6">)</text:span><text:span text:style-name="T5">. </text:span><text:span text:style-name="T8">Os </text:span><text:span text:style-name="T24">pre-requesitos </text:span><text:span text:style-name="T8">são os arquivos necessario para a criação do nosso </text:span><text:span text:style-name="T24">target</text:span><text:span text:style-name="T8"> (exp: </text:span><text:span text:style-name="T24">headers</text:span><text:span text:style-name="T8">, </text:span><text:span text:style-name="T24">functions</text:span><text:span text:style-name="T8">). A </text:span><text:span text:style-name="T24">receita</text:span><text:span text:style-name="T8"> é os comandos que serão executados na chamada dessa regra. Uma </text:span><text:span text:style-name="T24">regra</text:span><text:span text:style-name="T8"> pode ter como </text:span><text:span text:style-name="T24">pre-requesito</text:span><text:span text:style-name="T8"> outra </text:span><text:span text:style-name="T24">regra</text:span><text:span text:style-name="T8">, quando essa situação ocorre a </text:span><text:span text:style-name="T24">regra</text:span><text:span text:style-name="T8"> que esta sendo </text:span><text:span text:style-name="T24">requisitada</text:span><text:span text:style-name="T8"> sera executada caso não esteja atualizada</text:span></text:p>
      <text:p text:style-name="Standard"><text:span text:style-name="T8">*</text:span><text:span text:style-name="T9">Caso ocorra alguma modificação nos arquivos que geram o target, esses arquivos serão re-compilados e linkados para gerar um target atualizado</text:span></text:p>
      <text:p text:style-name="P2"/>
      <text:p text:style-name="P4"><text:span text:style-name="T33">O </text:span><text:span text:style-name="T32">Makefile possui 5 caracteristicas principais</text:span></text:p>
      <text:p text:style-name="Standard"><text:span text:style-name="T9">*</text:span><text:span text:style-name="T25">Regra explicita</text:span><text:span text:style-name="T10">, dita quando e como refazer um ou mais files, tambem chamado de target’s rule.</text:span></text:p>
      <text:p text:style-name="Standard"><text:span text:style-name="T10">*</text:span><text:span text:style-name="T26">Regra inplicita,</text:span><text:span text:style-name="T11"> </text:span><text:span text:style-name="T12">dita quando e como refazer uma</text:span><text:span text:style-name="T27"> classe de files</text:span><text:span text:style-name="T12"> (exp:</text:span><text:span text:style-name="T27"> .o</text:span><text:span text:style-name="T12">) </text:span><text:span text:style-name="T13">baseado em seus </text:span><text:span text:style-name="T28">nomes</text:span><text:span text:style-name="T13">, ele descreve como um </text:span><text:span text:style-name="T28">target</text:span><text:span text:style-name="T13"> depende de um arquivo de nome similar e qual </text:span><text:span text:style-name="T28">receita</text:span><text:span text:style-name="T13"> é utilizada para para criar e atualizar tal target</text:span></text:p>
      <text:p text:style-name="Standard"><text:span text:style-name="T13">*</text:span><text:span text:style-name="T29">Definição de variavel</text:span><text:span text:style-name="T14">, é uma linha que especifica um </text:span><text:span text:style-name="T29">texto string</text:span><text:span text:style-name="T14"> em uma variavel que pode ser usada no texto posteriormente.</text:span></text:p>
      <text:p text:style-name="Standard"><text:span text:style-name="T14">*</text:span><text:span text:style-name="T30">Directive</text:span><text:span text:style-name="T15">, é uma instrução para o </text:span><text:span text:style-name="T30">make</text:span><text:span text:style-name="T15"> realizar alguma </text:span><text:span text:style-name="T30">ação especial</text:span><text:span text:style-name="T15">, tal como: </text:span><text:span text:style-name="T34">ler outro makefile</text:span><text:span text:style-name="T15">, </text:span><text:span text:style-name="T34">utilizar condicionais</text:span><text:span text:style-name="T15">, </text:span><text:span text:style-name="T34">definir variaveis <text:s/>de uma string verbatim que contem multiplas linhas</text:span></text:p>
      <text:p text:style-name="Standard"><text:span text:style-name="T15">*</text:span><text:span text:style-name="T31">#</text:span><text:span text:style-name="T16"> in a line of a make starts a comment.</text:span></text:p>
      <text:p text:style-name="Standard"><text:span text:style-name="T16">*</text:span><text:span text:style-name="T17">3.1.1</text:span></text:p>
      <text:p text:style-name="P5"><text:span text:style-name="T17">*</text:span><text:span text:style-name="T2">Podemos incluir outros makefiles com o comando </text:span><text:span text:style-name="T19">include files</text:span></text:p>
      <text:p text:style-name="P7">*<text:span text:style-name="T35">podemos utilizar </text:span><text:span text:style-name="T36">-include files </text:span><text:span text:style-name="T39">ou</text:span><text:span text:style-name="T37"> s</text:span><text:span text:style-name="T36">include files</text:span><text:span text:style-name="T35"> para o </text:span><text:span text:style-name="T36">Makefile</text:span><text:span text:style-name="T35"> não mandar um warning caso o makefile não seja encontrado</text:span></text:p>
      <text:p text:style-name="P6">*<text:span text:style-name="T40">Podemos utilizar a variavel </text:span><text:span text:style-name="T38">MAKEFILES</text:span><text:span text:style-name="T40"> para listar makefiles para serem processados antes da execução do makefile atual, é parecido com o include, tendo como diferença que não gera nenhum warning caso não seja achado</text:span></text:p>
      <text:p text:style-name="P8"><text:span text:style-name="T18">*</text:span>3.6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5:43:27.286428268</meta:creation-date>
    <dc:date>2021-07-31T16:40:13.704650674</dc:date>
    <meta:editing-duration>PT5H7M54S</meta:editing-duration>
    <meta:editing-cycles>42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305" meta:character-count="1924" meta:non-whitespace-character-count="1633"/>
  </office:meta>
</office:document-meta>
</file>